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adornments="Bold" style:font-family-generic="roman"/>
    <style:font-face style:name="Times New Roman" svg:font-family="'Times New Roman'" style:font-adornments="Italic" style:font-family-generic="roman"/>
    <style:font-face style:name="Times New Roman2" svg:font-family="'Times New Roman'" style:font-adornments="Regular" style:font-family-generic="roman"/>
    <style:font-face style:name="DejaVu Sans1" svg:font-family="'DejaVu 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0.979cm" style:auto-text-indent="false"/>
      <style:text-properties style:font-name="Times New Roman4" fo:font-size="14pt" fo:language="uk" fo:country="UA" style:font-size-asian="14pt" style:font-size-complex="14pt"/>
    </style:style>
    <style:style style:name="P2" style:family="paragraph" style:parent-style-name="Standard">
      <style:paragraph-properties fo:margin-left="0cm" fo:margin-right="0cm" fo:line-height="150%" fo:text-align="justify" style:justify-single-word="false" fo:text-indent="0.979cm" style:auto-text-indent="false"/>
      <style:text-properties style:font-name="Times New Roman4" fo:font-size="14pt" fo:language="ru" fo:country="RU" style:font-size-asian="14pt" style:font-size-complex="14pt"/>
    </style:style>
    <style:style style:name="P3" style:family="paragraph" style:parent-style-name="Standard">
      <style:paragraph-properties fo:margin-left="0cm" fo:margin-right="0cm" fo:line-height="150%" fo:text-align="justify" style:justify-single-word="false" fo:text-indent="0.979cm" style:auto-text-indent="false"/>
      <style:text-properties style:font-name="Times New Roman4" fo:font-size="14pt" fo:language="en" fo:country="US" style:font-size-asian="14pt" style:font-size-complex="14pt"/>
    </style:style>
    <style:style style:name="P4" style:family="paragraph" style:parent-style-name="Standard">
      <style:paragraph-properties fo:margin-left="0cm" fo:margin-right="0cm" fo:line-height="150%" fo:text-align="center" style:justify-single-word="false" fo:text-indent="0.979cm" style:auto-text-indent="false" fo:break-before="page"/>
      <style:text-properties style:font-name="Times New Roman4" fo:font-size="14pt" fo:language="uk" fo:country="UA" fo:font-weight="bold" style:font-size-asian="14pt" style:font-weight-asian="bold" style:font-size-complex="14pt" style:font-weight-complex="bold"/>
    </style:style>
    <style:style style:name="P5" style:family="paragraph" style:parent-style-name="Heading_20_1">
      <style:paragraph-properties fo:text-align="center" style:justify-single-word="false"/>
      <style:text-properties fo:language="uk" fo:country="U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bookmark-start text:name="__RefHeading__9910_981701279"/>АНОТАЦІЯ<text:bookmark-end text:name="__RefHeading__9910_981701279"/></text:h>
      <text:p text:style-name="P1">Даний дипломний проект присвячений розробці програмного продукту, що призначений для виявлення людських облич на зображеннях, використовуючи при цьому графічний процесор для пришвидшення виконання певних обчислень.</text:p>
      <text:p text:style-name="P1">У роботі проводиться аналіз технологій GPGPU та алгоритмів виявлення облич, наводяться переваги та недоліки кожного з них. Поглиблено розглянуті питання, що стосуються недоліків існуючого програмного забезпечення, та на основі результатів аналізу, прийняті відповідні рішення щодо реалізації програмного продукту.</text:p>
      <text:p text:style-name="P1">Також у роботі проводиться аналіз розробленого продукту, його апробація та порівняння з аналогами.</text:p>
      <text:p text:style-name="P4">АННОТАЦИЯ</text:p>
      <text:p text:style-name="P2"><text:bookmark text:name="result_box"/>Данный дипломный проект посвящен разработке программного продукта, который предназначен для обнаружения человеческих лиц на изображениях, используя при этом графический процессор для ускорения выполнения определенных вычислений.</text:p>
      <text:p text:style-name="P2">В работе проводится анализ технологий GPGPU и алгоритмов выявления лиц, приводятся преимущества и недостатки каждого из них. Углубленно рассмотрены вопросы, связанные с недостатками существующего программного обеспечения, и на основе результатов анализа, приняты соответствующие решения по реализации программного продукта.</text:p>
      <text:p text:style-name="P2">Также в работе проводится анализ разработанного продукта, его апробация и сравнение с аналогами.</text:p>
      <text:p text:style-name="P4">ABSTRACT</text:p>
      <text:p text:style-name="P3">This project is dedicated to development of software that is designed to detect human faces in images, using the GPU to accelerate the execution of certain calculations.</text:p>
      <text:p text:style-name="P3">The paper analyzes the GPGPU technologies and face detection algorithms. The advantages and disadvantages of each are given. The problems that are related to deficiency of existing software are discussed in deep, and using the results of performed analysis, appropriate decisions, concerning the software implementation are made. </text:p>
      <text:p text:style-name="P3">The analysis of developed product, its approbation and comparison with analogues is performed as well.</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adornments="Bold" style:font-family-generic="roman"/>
    <style:font-face style:name="Times New Roman" svg:font-family="'Times New Roman'" style:font-adornments="Italic" style:font-family-generic="roman"/>
    <style:font-face style:name="Times New Roman2" svg:font-family="'Times New Roman'" style:font-adornments="Regular" style:font-family-generic="roman"/>
    <style:font-face style:name="DejaVu Sans1" svg:font-family="'DejaVu 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Обычный_20__28_веб_29_" style:display-name="Обычный (веб)" style:family="paragraph" style:parent-style-name="Standard">
      <style:paragraph-properties fo:margin-top="0.494cm" fo:margin-bottom="0.494cm"/>
      <style:text-properties fo:language="ru" fo:country="RU"/>
    </style:style>
    <style:style style:name="Heading_20_1" style:display-name="Heading 1" style:family="paragraph" style:parent-style-name="Heading" style:next-style-name="Text_20_body" style:default-outline-level="1" style:class="text">
      <style:paragraph-properties fo:margin="100%" fo:margin-left="0cm" fo:margin-right="0cm" fo:margin-top="0cm" fo:margin-bottom="0cm" fo:line-height="150%" fo:text-align="center" style:justify-single-word="false" fo:text-indent="0cm" style:auto-text-indent="false"/>
      <style:text-properties fo:color="#000000" style:font-name="Times New Roman" fo:font-size="14pt" fo:font-style="normal"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line-height="150%" fo:text-align="justify" style:justify-single-word="false" fo:text-indent="0cm" style:auto-text-indent="false" style:page-number="auto"/>
      <style:text-properties fo:color="#000000" style:font-name="Times New Roman1"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master-page-name="">
      <style:paragraph-properties fo:margin="100%" fo:margin-left="0cm" fo:margin-right="0cm" fo:margin-top="0cm" fo:margin-bottom="0cm" fo:line-height="150%" fo:text-align="center" style:justify-single-word="false" fo:text-indent="0cm" style:auto-text-indent="false" style:page-number="auto" text:number-lines="false" text:line-number="0"/>
      <style:text-properties style:font-name="Times New Roman1" fo:font-size="14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593cm" style:type="right" style:leader-style="dotted" style:leader-text="."/>
        </style:tab-stops>
      </style:paragraph-properties>
      <style:text-properties style:font-name="Times New Roman2" fo:font-size="14pt" style:font-weight-asian="normal"/>
    </style:style>
    <style:style style:name="Contents_20_2" style:display-name="Contents 2" style:family="paragraph" style:parent-style-name="Index" style:class="index">
      <style:paragraph-properties fo:margin="100%" fo:margin-left="0cm" fo:margin-right="0cm" fo:margin-top="0cm" fo:margin-bottom="0cm" fo:line-height="150%" fo:text-indent="0cm" style:auto-text-indent="false">
        <style:tab-stops>
          <style:tab-stop style:position="16.094cm" style:type="right" style:leader-style="dotted" style:leader-text="."/>
        </style:tab-stops>
      </style:paragraph-properties>
      <style:text-properties style:font-name="Times New Roman2" fo:font-size="14pt" style:font-weight-asian="normal"/>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DejaVu Sans" style:font-size-complex="14pt" style:font-weight-complex="bold"/>
    </style:style>
    <style:style style:name="Footer" style:family="paragraph" style:parent-style-name="Standard" style:class="extra">
      <style:paragraph-properties fo:text-align="end" style:justify-single-word="false" text:number-lines="false" text:line-number="0">
        <style:tab-stops>
          <style:tab-stop style:position="8.296cm" style:type="center"/>
          <style:tab-stop style:position="16.593cm" style:type="right"/>
        </style:tab-stops>
      </style:paragraph-properties>
      <style:text-properties style:font-name="Times New Roman2" fo:font-size="14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Pic" style:family="paragraph" style:parent-style-name="PicDescr" style:class="text" style:master-page-name="">
      <style:paragraph-properties fo:margin="100%" fo:margin-left="0cm" fo:margin-right="0cm" fo:margin-top="0.203cm" fo:margin-bottom="0cm" fo:text-indent="0cm" style:auto-text-indent="false" style:page-number="auto"/>
      <style:text-properties style:font-size-asian="10.5pt"/>
    </style:style>
    <style:style style:name="PicDescr" style:family="paragraph" style:parent-style-name="Standard" style:next-style-name="Standard" style:class="text" style:master-page-name="">
      <style:paragraph-properties fo:margin="100%" fo:margin-left="0cm" fo:margin-right="0cm" fo:margin-top="0cm" fo:margin-bottom="0.203cm" fo:line-height="150%" fo:text-align="center" style:justify-single-word="false" fo:text-indent="0cm" style:auto-text-indent="false" style:page-number="auto"/>
      <style:text-properties fo:color="#000000" style:font-name="Times New Roman3" fo:font-size="14pt" style:font-size-asian="10.5pt"/>
    </style:style>
    <style:style style:name="Header" style:family="paragraph" style:parent-style-name="Standard" style:class="extra">
      <style:paragraph-properties text:number-lines="false" text:line-number="0">
        <style:tab-stops>
          <style:tab-stop style:position="8.296cm" style:type="center"/>
          <style:tab-stop style:position="16.593cm" style:type="right"/>
        </style:tab-stops>
      </style:paragraph-properties>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size="14pt" style:font-name-asian="OpenSymbol" style:font-size-asian="12.25pt" style:font-name-complex="Open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997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svg:height="0.102cm" fo:margin-left="0cm" fo:margin-right="0cm" fo:margin-bottom="0cm" style:dynamic-spacing="false"/>
      </style:header-style>
      <style:footer-style/>
    </style:page-layout>
    <style:page-layout style:name="Mpm2">
      <style:page-layout-properties fo:page-width="21.59cm" fo:page-height="27.94cm" style:num-format="1" style:print-orientation="portrait" fo:margin-top="2cm" fo:margin-bottom="2cm" fo:margin-left="2.997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3-06-14T01:42:28</dc:date>
    <dc:creator>olehp </dc:creator>
    <meta:editing-duration>PT9H18M51S</meta:editing-duration>
    <meta:editing-cycles>36</meta:editing-cycles>
    <meta:generator>LibreOffice/3.5$Linux_X86_64 LibreOffice_project/350m1$Build-2</meta:generator>
    <meta:document-statistic meta:table-count="0" meta:image-count="0" meta:object-count="0" meta:page-count="3" meta:paragraph-count="12" meta:word-count="244" meta:character-count="1898" meta:non-whitespace-character-count="1665"/>
  </office:meta>
</office:document-meta>
</file>